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SiO2_primary_mol</text:p>
          </table:table-cell>
          <table:table-cell office:value-type="string" calcext:value-type="string">
            <text:p>TiO2_primary_mol</text:p>
          </table:table-cell>
          <table:table-cell office:value-type="string" calcext:value-type="string">
            <text:p>Al2O3_primary_mol</text:p>
          </table:table-cell>
          <table:table-cell office:value-type="string" calcext:value-type="string">
            <text:p>Cr2O3_primary_mol</text:p>
          </table:table-cell>
          <table:table-cell office:value-type="string" calcext:value-type="string">
            <text:p>FeO_primary_mol</text:p>
          </table:table-cell>
          <table:table-cell office:value-type="string" calcext:value-type="string">
            <text:p>MnO_primary_mol</text:p>
          </table:table-cell>
          <table:table-cell office:value-type="string" calcext:value-type="string">
            <text:p>MgO_primary_mol</text:p>
          </table:table-cell>
          <table:table-cell office:value-type="string" calcext:value-type="string">
            <text:p>CaO_primary_mol</text:p>
          </table:table-cell>
          <table:table-cell office:value-type="string" calcext:value-type="string">
            <text:p>Na2O_primary_mol</text:p>
          </table:table-cell>
          <table:table-cell office:value-type="string" calcext:value-type="string">
            <text:p>K2O_primary_mol</text:p>
          </table:table-cell>
          <table:table-cell office:value-type="string" calcext:value-type="string">
            <text:p>P2O5_primary_mol</text:p>
          </table:table-cell>
        </table:table-row>
        <table:table-row table:style-name="ro1">
          <table:table-cell office:value-type="string" calcext:value-type="string">
            <text:p>Reykjanes</text:p>
          </table:table-cell>
          <table:table-cell office:value-type="float" office:value="48.84" calcext:value-type="float">
            <text:p>48.84</text:p>
          </table:table-cell>
          <table:table-cell office:value-type="float" office:value="0.74" calcext:value-type="float">
            <text:p>0.74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office:value-type="float" office:value="0" calcext:value-type="float">
            <text:p>0</text:p>
          </table:table-cell>
          <table:table-cell office:value-type="float" office:value="11.49" calcext:value-type="float">
            <text:p>11.49</text:p>
          </table:table-cell>
          <table:table-cell office:value-type="float" office:value="12.03" calcext:value-type="float">
            <text:p>12.03</text:p>
          </table:table-cell>
          <table:table-cell office:value-type="float" office:value="1.68" calcext:value-type="float">
            <text:p>1.6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R</text:p>
          </table:table-cell>
          <table:table-cell office:value-type="float" office:value="48.82" calcext:value-type="float">
            <text:p>48.82</text:p>
          </table:table-cell>
          <table:table-cell office:value-type="float" office:value="1.03" calcext:value-type="float">
            <text:p>1.03</text:p>
          </table:table-cell>
          <table:table-cell office:value-type="float" office:value="18.07" calcext:value-type="float">
            <text:p>18.07</text:p>
          </table:table-cell>
          <table:table-cell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  <table:table-cell office:value-type="float" office:value="10.98" calcext:value-type="float">
            <text:p>10.98</text:p>
          </table:table-cell>
          <table:table-cell office:value-type="float" office:value="2.29" calcext:value-type="float">
            <text:p>2.29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R 9N</text:p>
          </table:table-cell>
          <table:table-cell office:value-type="float" office:value="48.41" calcext:value-type="float">
            <text:p>48.41</text:p>
          </table:table-cell>
          <table:table-cell office:value-type="float" office:value="0.85" calcext:value-type="float">
            <text:p>0.85</text:p>
          </table:table-cell>
          <table:table-cell office:value-type="float" office:value="17.83" calcext:value-type="float">
            <text:p>17.83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office:value-type="float" office:value="0" calcext:value-type="float">
            <text:p>0</text:p>
          </table:table-cell>
          <table:table-cell office:value-type="float" office:value="11.28" calcext:value-type="float">
            <text:p>11.28</text:p>
          </table:table-cell>
          <table:table-cell office:value-type="float" office:value="12.12" calcext:value-type="float">
            <text:p>12.12</text:p>
          </table:table-cell>
          <table:table-cell office:value-type="float" office:value="1.91" calcext:value-type="float">
            <text:p>1.9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e FZ</text:p>
          </table:table-cell>
          <table:table-cell office:value-type="float" office:value="48.97" calcext:value-type="float">
            <text:p>48.97</text:p>
          </table:table-cell>
          <table:table-cell office:value-type="float" office:value="1.01" calcext:value-type="float">
            <text:p>1.01</text:p>
          </table:table-cell>
          <table:table-cell office:value-type="float" office:value="17.99" calcext:value-type="float">
            <text:p>17.99</text:p>
          </table:table-cell>
          <table:table-cell office:value-type="float" office:value="0" calcext:value-type="float">
            <text:p>0</text:p>
          </table:table-cell>
          <table:table-cell office:value-type="float" office:value="7.34" calcext:value-type="float">
            <text:p>7.34</text:p>
          </table:table-cell>
          <table:table-cell office:value-type="float" office:value="0" calcext:value-type="float">
            <text:p>0</text:p>
          </table:table-cell>
          <table:table-cell office:value-type="float" office:value="11.13" calcext:value-type="float">
            <text:p>11.13</text:p>
          </table:table-cell>
          <table:table-cell office:value-type="float" office:value="11.09" calcext:value-type="float">
            <text:p>11.09</text:p>
          </table:table-cell>
          <table:table-cell office:value-type="float" office:value="2.4" calcext:value-type="float">
            <text:p>2.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ores</text:p>
          </table:table-cell>
          <table:table-cell office:value-type="float" office:value="49.56" calcext:value-type="float">
            <text:p>49.56</text:p>
          </table:table-cell>
          <table:table-cell office:value-type="float" office:value="0.9" calcext:value-type="float">
            <text:p>0.9</text:p>
          </table:table-cell>
          <table:table-cell office:value-type="float" office:value="17.05" calcext:value-type="float">
            <text:p>17.05</text:p>
          </table:table-cell>
          <table:table-cell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  <table:table-cell office:value-type="float" office:value="10.98" calcext:value-type="float">
            <text:p>10.98</text:p>
          </table:table-cell>
          <table:table-cell office:value-type="float" office:value="12.16" calcext:value-type="float">
            <text:p>12.16</text:p>
          </table:table-cell>
          <table:table-cell office:value-type="float" office:value="1.89" calcext:value-type="float">
            <text:p>1.89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3:05:44.273743197</meta:creation-date>
    <dc:date>2022-06-01T13:13:11.374601925</dc:date>
    <meta:editing-duration>PT7M27S</meta:editing-duration>
    <meta:editing-cycles>2</meta:editing-cycles>
    <meta:generator>LibreOffice/6.4.7.2$Linux_X86_64 LibreOffice_project/40$Build-2</meta:generator>
    <meta:document-statistic meta:table-count="1" meta:cell-count="71" meta:object-count="0"/>
  </office:meta>
</office:document-meta>
</file>